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Arial1"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officeooo:paragraph-rsid="001e6465" style:text-blinking="false" fo:background-color="transparent" style:font-size-asian="12pt" style:font-size-complex="12pt"/>
    </style:style>
    <style:style style:name="P2"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font-size-asian="12pt" style:font-size-complex="12pt"/>
    </style:style>
    <style:style style:name="P3" style:family="paragraph" style:parent-style-name="Text_20_body">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font-size-asian="12pt" style:font-weight-asian="bold" style:font-size-complex="12pt" style:font-weight-complex="bold"/>
    </style:style>
    <style:style style:name="P4"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5" style:family="paragraph" style:parent-style-name="Text_20_body" style:list-style-name="L1">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officeooo:paragraph-rsid="001e6465" style:text-blinking="false" fo:background-color="transparent" style:font-size-asian="12pt" style:font-size-complex="12pt"/>
    </style:style>
    <style:style style:name="P6" style:family="paragraph" style:parent-style-name="Text_20_body" style:list-style-name="L2">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7" style:family="paragraph" style:parent-style-name="Text_20_body" style:list-style-name="L2">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officeooo:paragraph-rsid="001e6465" style:text-blinking="false" fo:background-color="transparent" style:font-size-asian="12pt" style:font-size-complex="12pt"/>
    </style:style>
    <style:style style:name="P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9" style:family="paragraph" style:parent-style-name="Text_20_body">
      <style:paragraph-properties fo:margin-top="0cm" fo:margin-bottom="0cm" loext:contextual-spacing="false" fo:line-height="120%" fo:text-align="center" style:justify-single-word="false" style:writing-mode="lr-tb"/>
      <style:text-properties fo:font-size="12pt" style:font-size-asian="12pt" style:font-size-complex="12pt"/>
    </style:style>
    <style:style style:name="P10" style:family="paragraph" style:parent-style-name="Text_20_body">
      <style:text-properties style:font-name="Arial1" fo:font-size="12pt" style:font-size-asian="12pt" style:font-size-complex="12pt"/>
    </style:style>
    <style:style style:name="T1" style:family="text">
      <style:text-properties fo:font-variant="normal" fo:text-transform="none" fo:color="#000000" style:text-line-through-style="none" style:text-line-through-type="none" style:font-name="Arial"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tyle="normal" style:text-underline-style="none" style:text-blinking="false" fo:background-color="transparent" loext:char-shading-value="0"/>
    </style:style>
    <style:style style:name="T3" style:family="text">
      <style:text-properties fo:font-weight="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docs-internal-guid-937d8a92-2f90-11c8-727f-e34d1474b5f6"/>Situación actual de las remiserías</text:p>
      <text:p text:style-name="P10"/>
      <text:p text:style-name="P8">Hoy en día, la tendencia en las remiserias de las grandes y medianas ciudades es automatizar, mediante una herramienta software, la asignación de pasajes a los choferes. </text:p>
      <text:p text:style-name="P10"/>
      <text:p text:style-name="P8">La inclinación hacia el uso de estas herramientas se debe al aumento en la eficiencia del proceso. Con el incremento en la cantidad de vehículos que las remiserias tienen que administrar, los métodos clásicos de asignación comienzan a limitar la calidad del servicio. Es en este marco donde, la informatización de determinados procesos, permite hacer frente a una mayor demanda sin disminuir la calidad del servicio proporcionado.</text:p>
      <text:p text:style-name="P10"/>
      <text:p text:style-name="P8">Como resultado de esta creciente demanda por parte de las empresas de remises, se ha generado una amplia gama de oferta de sistemas de localización de vehículos y asignación automática de pasajes. Cada sistema posee diferentes complejidades y costos.</text:p>
      <text:p text:style-name="P10"/>
      <text:p text:style-name="P8">En su mayoría, los sistemas ofrecidos por las empresas disponen de una aplicación central, la cual es utilizada por los operadores, una aplicación móvil, utilizada por los choferes de los remises, y una aplicación móvil para los clientes, la cual les permite realizar pedidos.</text:p>
      <text:p text:style-name="P10"/>
      <text:p text:style-name="P8">Haciendo foco en la ciudad de San Francisco, Córdoba, sólo una empresa posee un sistema de estas características (adquirido tiempo después de comenzar con este proyecto). Extendiendo el análisis a las ciudades de la región, ninguna empresa de remises posee un sistema para administrar sus vehículos. </text:p>
      <text:p text:style-name="P10"/>
      <text:p text:style-name="P8">Es a este tipo de ciudades pequeñas, en las cuales la utilización de este tipo de sistemas todavía no está muy difundida, donde creemos que el software desarrollado durante este proyecto puede ser orientado.</text:p>
      <text:p text:style-name="P9"><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Arial1"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bastian </meta:initial-creator>
    <meta:creation-date>2016-06-01T23:39:04.199713043</meta:creation-date>
    <dc:date>2016-07-28T00:33:54.125378308</dc:date>
    <dc:creator>sebastian </dc:creator>
    <meta:editing-duration>PT3M19S</meta:editing-duration>
    <meta:editing-cycles>2</meta:editing-cycles>
    <meta:generator>LibreOffice/5.0.3.2$Linux_X86_64 LibreOffice_project/00m0$Build-2</meta:generator>
    <meta:document-statistic meta:table-count="0" meta:image-count="0" meta:object-count="0" meta:page-count="1" meta:paragraph-count="7" meta:word-count="262" meta:character-count="1667" meta:non-whitespace-character-count="1410"/>
  </office:meta>
</office:document-meta>
</file>